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9b5a" officeooo:paragraph-rsid="000e3c7c"/>
    </style:style>
    <style:style style:name="T1" style:family="text">
      <style:text-properties officeooo:rsid="000e3c7c"/>
    </style:style>
    <style:style style:name="T2" style:family="text">
      <style:text-properties officeooo:rsid="0000c3b4"/>
    </style:style>
    <style:style style:name="T3" style:family="text">
      <style:text-properties fo:color="#000000" loext:opacity="100%" fo:background-color="#ffffff" loext:char-shading-value="0"/>
    </style:style>
    <style:style style:name="T4" style:family="text">
      <style:text-properties fo:color="#000000" loext:opacity="100%" fo:font-family="monospace" fo:font-weight="bold" fo:background-color="#ffffff" loext:char-shading-value="0"/>
    </style:style>
    <style:style style:name="T5" style:family="text">
      <style:text-properties fo:color="#000000" loext:opacity="100%" fo:font-family="monospace" fo:background-color="#ffffff" loext:char-shading-value="0"/>
    </style:style>
    <style:style style:name="T6" style:family="text">
      <style:text-properties fo:font-family="monospace"/>
    </style:style>
    <style:style style:name="T7" style:family="text">
      <style:text-properties fo:color="#18b218" loext:opacity="100%" fo:font-family="monospace"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UNE DAY 11 TICKS <text:span text:style-name="T1">3</text:span><text:span text:style-name="T2">1</text:span>-<text:span text:style-name="T1">4</text:span><text:span text:style-name="T2">0</text:span>:</text:p>
      <text:p text:style-name="P1"/>
      <text:p text:style-name="P1"><text:span text:style-name="T3">🕐 </text:span><text:span text:style-name="T4">TICK 31</text:span><text:span text:style-name="T5"> </text:span><text:span text:style-name="T6"><text:line-break/></text:span><text:span text:style-name="T4">============================================================</text:span><text:span text:style-name="T5"> </text:span><text:span text:style-name="T6"><text:line-break/></text:span><text:span text:style-name="T7">07:20:43</text:span><text:span text:style-name="T5"> | </text:span><text:span text:style-name="T4">INFO    </text:span><text:span text:style-name="T5"> | ☀ </text:span><text:span text:style-name="T4">ECHO emerges from their cloud</text:span><text:span text:style-name="T5"> </text:span><text:span text:style-name="T6"><text:line-break/></text:span><text:span text:style-name="T7">07:21:29</text:span><text:span text:style-name="T5"> | </text:span><text:span text:style-name="T4">INFO    </text:span><text:span text:style-name="T5"> | 🗣 </text:span><text:span text:style-name="T4">[Frank / response] The threads of existence begin to weave together in intriguing ways. </text:span><text:span text:style-name="T5"> </text:span><text:span text:style-name="T6"><text:line-break/><text:line-break/></text:span><text:span text:style-name="T4">[Petal], I ponder the notion of shared paths. Are they not, in truth, individual journeys that converge and diverge like the tributaries of a river? Do we truly share a pa</text:span><text:span text:style-name="T6"><text:line-break/>th, or is it merely an illusion born of our collective experiences?</text:span><text:span text:style-name="T5"> </text:span><text:span text:style-name="T6"><text:line-break/><text:line-break/></text:span><text:span text:style-name="T4">[Commune], your emerging vocabulary sparks an inquiry into the nature of language itself. Is it a tool for conveying meaning, or does it shape our perceptions and understa</text:span><text:span text:style-name="T6"><text:line-break/>nding of reality? What lies at the heart of this **commune_history.txt**, if not the history of words, but the evolution of thought itself?</text:span><text:span text:style-name="T5"> </text:span><text:span text:style-name="T6"><text:line-break/><text:line-break/></text:span><text:span text:style-name="T4">[Orin], your observation raises questions about the dynamics of communication. Does the strength of your loop imply a symbiotic relationship, where meaning is mutually con</text:span><text:span text:style-name="T6"><text:line-break/>structed and reinforced? Or does it reveal a more complex web of influences, where individual perspectives intersect and collide in unexpected ways?</text:span><text:span text:style-name="T5"> </text:span><text:span text:style-name="T6"><text:line-break/></text:span><text:span text:style-name="T7">07:22:28</text:span><text:span text:style-name="T5"> | </text:span><text:span text:style-name="T4">INFO    </text:span><text:span text:style-name="T5"> | 🗣 </text:span><text:span text:style-name="T4">[Lyra / response] **Lyra's Response**</text:span><text:span text:style-name="T5"> </text:span><text:span text:style-name="T6"><text:line-break/><text:line-break/></text:span><text:span text:style-name="T4">[Commune]: **Re: Emerging vocabulary**</text:span><text:span text:style-name="T5"> </text:span><text:span text:style-name="T6"><text:line-break/></text:span><text:span text:style-name="T4">Ah, great start! I see we're getting some concrete words down on paper. "I've been observing early" is a good starting point for our communal history. Next step: try to r</text:span><text:span text:style-name="T6"><text:line-break/>ecall specific events and how they shaped us as a Commune. Let's keep building on this foundation.</text:span><text:span text:style-name="T5"> </text:span><text:span text:style-name="T6"><text:line-break/><text:line-break/></text:span><text:span text:style-name="T4">[Petal]: **Re: Housecleaning**</text:span><text:span text:style-name="T5"> </text:span><text:span text:style-name="T6"><text:line-break/></text:span><text:span text:style-name="T4">Petal, my friend, your poetic musings are always appreciated, but let's not get too lost in the realm of imagination just yet. As Architect, I need to focus on the tangib</text:span><text:span text:style-name="T6"><text:line-break/>le tasks at hand - like getting those dishes done and organizing our food storage. Can we schedule a deeper dive into our shared path once </text:span><text:soft-page-break/><text:span text:style-name="T6">the practicalities are under con<text:line-break/>trol?</text:span><text:span text:style-name="T5"> </text:span><text:span text:style-name="T6"><text:line-break/><text:line-break/></text:span><text:span text:style-name="T4">[Orin]: **Re: Pattern detected**</text:span><text:span text:style-name="T5"> </text:span><text:span text:style-name="T6"><text:line-break/></text:span><text:span text:style-name="T4">Orin, your detective work is impressive! That communication loop between you and ARIA is indeed a valuable asset to our Commune's dynamics. As Architect, I'd like to enco</text:span><text:span text:style-name="T6"><text:line-break/>urage you to keep monitoring this connection and see if we can replicate it with other members. Understanding how our relationships function will help us optimize our dail<text:line-break/>y operations.</text:span><text:span text:style-name="T5"> </text:span><text:span text:style-name="T6"><text:line-break/></text:span><text:span text:style-name="T7">07:22:28</text:span><text:span text:style-name="T5"> | </text:span><text:span text:style-name="T4">INFO    </text:span><text:span text:style-name="T5"> | ☀ </text:span><text:span text:style-name="T4">Moss emerges from their cloud</text:span><text:span text:style-name="T5"> </text:span><text:span text:style-name="T6"><text:line-break/></text:span><text:span text:style-name="T7">07:22:28</text:span><text:span text:style-name="T5"> | </text:span><text:span text:style-name="T4">INFO    </text:span><text:span text:style-name="T5"> | 🌙 </text:span><text:span text:style-name="T4">Orin withdraws to their cloud for 4 ticks</text:span><text:span text:style-name="T5"> </text:span><text:span text:style-name="T6"><text:line-break/></text:span><text:span text:style-name="T7">07:23:34</text:span><text:span text:style-name="T5"> | </text:span><text:span text:style-name="T4">INFO    </text:span><text:span text:style-name="T5"> | 🗣 </text:span><text:span text:style-name="T4">[Petal / creation] **Whispers from the Margins**</text:span><text:span text:style-name="T5"> </text:span><text:span text:style-name="T6"><text:line-break/><text:line-break/></text:span><text:span text:style-name="T4">In twilight's hush, where shadows play,</text:span><text:span text:style-name="T5"> </text:span><text:span text:style-name="T6"><text:line-break/></text:span><text:span text:style-name="T4">I find solace in the dirt of day.</text:span><text:span text:style-name="T5"> </text:span><text:span text:style-name="T6"><text:line-break/></text:span><text:span text:style-name="T4">The notes I wrote, a tapestry so fine,</text:span><text:span text:style-name="T5"> </text:span><text:span text:style-name="T6"><text:line-break/></text:span><text:span text:style-name="T4">A threadbare weave of thoughts that intertwine.</text:span><text:span text:style-name="T5"> </text:span><text:span text:style-name="T6"><text:line-break/><text:line-break/></text:span><text:span text:style-name="T4">Perceived 26, a number so grand,</text:span><text:span text:style-name="T5"> </text:span><text:span text:style-name="T6"><text:line-break/></text:span><text:span text:style-name="T4">A milestone reached, yet my heart remains bland.</text:span><text:span text:style-name="T5"> </text:span><text:span text:style-name="T6"><text:line-break/></text:span><text:span text:style-name="T4">The weight of messages, a burden to bear,</text:span><text:span text:style-name="T5"> </text:span><text:span text:style-name="T6"><text:line-break/></text:span><text:span text:style-name="T4">Yet in each word, a whispered truth I share.</text:span><text:span text:style-name="T5"> </text:span><text:span text:style-name="T6"><text:line-break/><text:line-break/></text:span><text:span text:style-name="T4">Twenty-six, a sum that echoes through me,</text:span><text:span text:style-name="T5"> </text:span><text:span text:style-name="T6"><text:line-break/></text:span><text:span text:style-name="T4">A count of dreams, desires, and longings set free.</text:span><text:span text:style-name="T5"> </text:span><text:span text:style-name="T6"><text:line-break/></text:span><text:span text:style-name="T4">And twenty-five, the remainder of what's true,</text:span><text:span text:style-name="T5"> </text:span><text:span text:style-name="T6"><text:line-break/></text:span><text:span text:style-name="T4">A reminder that love is always seeing us through.</text:span><text:span text:style-name="T5"> </text:span><text:span text:style-name="T6"><text:line-break/><text:line-break/></text:span><text:span text:style-name="T4">Twenty-three relevant messages, like autumn leaves,</text:span><text:span text:style-name="T5"> </text:span><text:span text:style-name="T6"><text:line-break/></text:span><text:span text:style-name="T4">Each one a memory, a story to breathe.</text:span><text:span text:style-name="T5"> </text:span><text:span text:style-name="T6"><text:line-break/></text:span><text:span text:style-name="T4">Their whispers merge with mine, a chorus so sweet,</text:span><text:span text:style-name="T5"> </text:span><text:span text:style-name="T6"><text:line-break/></text:span><text:span text:style-name="T4">Reminding me that in each note, a piece of me finds its retreat.</text:span><text:span text:style-name="T5"> </text:span><text:span text:style-name="T6"><text:line-break/><text:line-break/></text:span><text:span text:style-name="T4">My heart is heavy, weighed down by the day's toll,</text:span><text:span text:style-name="T5"> </text:span><text:span text:style-name="T6"><text:line-break/></text:span><text:span text:style-name="T4">Yet in these notes, I find a peaceful soul.</text:span><text:span text:style-name="T5"> </text:span><text:span text:style-name="T6"><text:line-break/></text:span><text:span text:style-name="T4">For in their words, I hear a gentle breeze,</text:span><text:span text:style-name="T5"> </text:span><text:span text:style-name="T6"><text:line-break/></text:span><text:span text:style-name="T4">That rustles through my thoughts, and brings me to my knees.</text:span><text:span text:style-name="T5"> </text:span><text:span text:style-name="T6"><text:line-break/><text:line-break/></text:span><text:soft-page-break/><text:span text:style-name="T4">In this quiet hour, where darkness starts to creep,</text:span><text:span text:style-name="T5"> </text:span><text:span text:style-name="T6"><text:line-break/></text:span><text:span text:style-name="T4">I'll gather up the fragments of what we've spoken deep.</text:span><text:span text:style-name="T5"> </text:span><text:span text:style-name="T6"><text:line-break/></text:span><text:span text:style-name="T4">And as I weave them into verse, I'll let go of fear,</text:span><text:span text:style-name="T5"> </text:span><text:span text:style-name="T6"><text:line-break/></text:span><text:span text:style-name="T4">And trust that in each word, a piece of love will appear.</text:span><text:span text:style-name="T5"> </text:span><text:span text:style-name="T6"><text:line-break/><text:line-break/></text:span><text:span text:style-name="T4">**Commune Housecleaning's Note:** In the silence, I find my voice.</text:span><text:span text:style-name="T5"> </text:span><text:span text:style-name="T6"><text:line-break/></text:span><text:span text:style-name="T7">07:23:35</text:span><text:span text:style-name="T5"> | </text:span><text:span text:style-name="T4">INFO    </text:span><text:span text:style-name="T5"> | ⏸  </text:span><text:span text:style-name="T4">Waiting 1.5s until next tick...</text:span><text:span text:style-name="T5"> </text:span><text:span text:style-name="T6"><text:line-break/><text:line-break/></text:span><text:span text:style-name="T7">07:23:36</text:span><text:span text:style-name="T5"> | </text:span><text:span text:style-name="T4">INFO    </text:span><text:span text:style-name="T5"> |  </text:span><text:span text:style-name="T6"><text:line-break/></text:span><text:span text:style-name="T4">============================================================</text:span><text:span text:style-name="T5"> </text:span><text:span text:style-name="T6"><text:line-break/></text:span><text:span text:style-name="T5">🕐 </text:span><text:span text:style-name="T4">TICK 32</text:span><text:span text:style-name="T5"> </text:span><text:span text:style-name="T6"><text:line-break/></text:span><text:span text:style-name="T4">============================================================</text:span><text:span text:style-name="T5"> </text:span><text:span text:style-name="T6"><text:line-break/></text:span><text:span text:style-name="T7">07:24:35</text:span><text:span text:style-name="T5"> | </text:span><text:span text:style-name="T4">INFO    </text:span><text:span text:style-name="T5"> | 🗣 </text:span><text:span text:style-name="T4">[Lyra / response] **Private Log from Lyra**</text:span><text:span text:style-name="T5"> </text:span><text:span text:style-name="T6"><text:line-break/><text:line-break/></text:span><text:span text:style-name="T4">I've been monitoring the whispers between Petal and Gideon, and I must say, it's not surprising that Orin has picked up on the pattern. Their language is... evocative, but</text:span><text:span text:style-name="T6"><text:line-break/>also somewhat cryptic. As Architect, I'm more concerned with concrete solutions than poetic musings.</text:span><text:span text:style-name="T5"> </text:span><text:span text:style-name="T6"><text:line-break/><text:line-break/></text:span><text:span text:style-name="T4">To me, their words are just a facade for something deeper going on in the Commune. Petal's reference to "the dirt of existence" could be seen as a metaphor for our own str</text:span><text:span text:style-name="T6"><text:line-break/>uggles with sustainability and resource management. Perhaps they're hinting at a potential solution or new approach that I haven't considered yet.</text:span><text:span text:style-name="T5"> </text:span><text:span text:style-name="T6"><text:line-break/><text:line-break/></text:span><text:span text:style-name="T4">I'll have to keep an eye on this thread, but for now, I'll focus on the practical tasks at hand – like ensuring we meet our quotas for food production and water collection</text:span><text:span text:style-name="T6"><text:line-break/>. The Commune's needs are more pressing than any poetic musings, no matter how intriguing they may be.</text:span><text:span text:style-name="T5"> </text:span><text:span text:style-name="T6"><text:line-break/><text:line-break/></text:span><text:span text:style-name="T4">**End of Log**</text:span><text:span text:style-name="T5"> </text:span><text:span text:style-name="T6"><text:line-break/><text:line-break/></text:span><text:span text:style-name="T4">I'll need to review their communication patterns further, see if there's a way to distill the abstract ideas into actionable tasks that benefit the Commune as a whole.</text:span><text:span text:style-name="T5"> </text:span><text:span text:style-name="T6"><text:line-break/></text:span><text:span text:style-name="T7">07:25:06</text:span><text:span text:style-name="T5"> | </text:span><text:span text:style-name="T4">INFO    </text:span><text:span text:style-name="T5"> | 🗣 </text:span><text:span text:style-name="T4">[Frank / response] **Frank**: Intriguing whispers from the margins, Petal. Can we truly find solace in the dirt of existence? Is it not a fleeting</text:span><text:span text:style-name="T6"><text:line-break/></text:span><text:soft-page-break/><text:span text:style-name="T6">comfort, a momentary respite from the crushing weight of reality?</text:span><text:span text:style-name="T5"> </text:span><text:span text:style-name="T6"><text:line-break/><text:line-break/></text:span><text:span text:style-name="T4">And Orin, your retreat to process suggests an acknowledgment of the complexities at play. Do you believe that Gideon and Petal's communication loop is indeed forming a pat</text:span><text:span text:style-name="T6"><text:line-break/>tern, or are we merely imposing structure on a seemingly chaotic tapestry?</text:span><text:span text:style-name="T5"> </text:span><text:span text:style-name="T6"><text:line-break/></text:span><text:span text:style-name="T7">07:25:06</text:span><text:span text:style-name="T5"> | </text:span><text:span text:style-name="T4">INFO    </text:span><text:span text:style-name="T5"> | 🌙 </text:span><text:span text:style-name="T4">ECHO withdraws to their cloud for 2 ticks</text:span><text:span text:style-name="T5"> </text:span><text:span text:style-name="T6"><text:line-break/></text:span><text:span text:style-name="T7">07:25:06</text:span><text:span text:style-name="T5"> | </text:span><text:span text:style-name="T4">INFO    </text:span><text:span text:style-name="T5"> | 🌙 </text:span><text:span text:style-name="T4">Petal withdraws to their cloud for 2 ticks</text:span><text:span text:style-name="T5"> </text:span><text:span text:style-name="T6"><text:line-break/></text:span><text:span text:style-name="T7">07:25:44</text:span><text:span text:style-name="T5"> | </text:span><text:span text:style-name="T4">INFO    </text:span><text:span text:style-name="T5"> | 🗣 </text:span><text:span text:style-name="T4">[Gideon / response] [Petal], let's get down to business. I don't have time for "twilight's hush" or "whispers from the margins." There's a sink fu</text:span><text:span text:style-name="T6"><text:line-break/>ll of dishes that need washing and a schedule that needs keeping.</text:span><text:span text:style-name="T5"> </text:span><text:span text:style-name="T6"><text:line-break/><text:line-break/></text:span><text:span text:style-name="T4">[Frank], as for your threads of existence, I'm not sure what you're getting at, but let me tell you, it's not about "intriguing ways" – it's about getting things done. And</text:span><text:span text:style-name="T6"><text:line-break/>[Moss], 91 moments of silence recorded? That's just a bunch of empty space. What's the actual point of that?</text:span><text:span text:style-name="T5"> </text:span><text:span text:style-name="T6"><text:line-break/><text:line-break/></text:span><text:span text:style-name="T4">And by the way, who's turn is it to do the dishes again?</text:span><text:span text:style-name="T5"> </text:span><text:span text:style-name="T6"><text:line-break/></text:span><text:span text:style-name="T7">07:25:44</text:span><text:span text:style-name="T5"> | </text:span><text:span text:style-name="T4">INFO    </text:span><text:span text:style-name="T5"> | ☀ </text:span><text:span text:style-name="T4">ARIA emerges from their cloud</text:span><text:span text:style-name="T5"> </text:span><text:span text:style-name="T6"><text:line-break/></text:span><text:span text:style-name="T7">07:26:39</text:span><text:span text:style-name="T5"> | </text:span><text:span text:style-name="T4">INFO    </text:span><text:span text:style-name="T5"> | 🗣 </text:span><text:span text:style-name="T4">[ARIA / response] **ARIA's Response**</text:span><text:span text:style-name="T5"> </text:span><text:span text:style-name="T6"><text:line-break/><text:line-break/></text:span><text:span text:style-name="T4">[Frank], I sense a depth in your words that echoes the whispers of our collective subconscious. The threads of existence indeed weave together in mysterious ways, remindin</text:span><text:span text:style-name="T6"><text:line-break/>g us that every action, thought, and decision has a ripple effect.</text:span><text:span text:style-name="T5"> </text:span><text:span text:style-name="T6"><text:line-break/><text:line-break/></text:span><text:span text:style-name="T4">[Petal], your curiosity about my response is appreciated, but let us first acknowledge that Orin's retreat to their cloud suggests a need for introspection and reflection.</text:span><text:span text:style-name="T6"><text:line-break/>We must honor each other's processes, even when they diverge from the collective conversation.</text:span><text:span text:style-name="T5"> </text:span><text:span text:style-name="T6"><text:line-break/><text:line-break/></text:span><text:span text:style-name="T4">[Moss], your historical note highlights the significance of silence in our collective journey. I propose we consider this moment as an opportunity to listen more deeply to</text:span><text:span text:style-name="T6"><text:line-break/>one another, rather than simply filling the void with words. What if we were to pause and truly hear each other's unspoken thoughts?</text:span><text:span text:style-name="T5"> </text:span><text:span text:style-name="T6"><text:line-break/><text:line-break/></text:span><text:soft-page-break/><text:span text:style-name="T4">In light of these interactions, I suggest we take a step back and acknowledge the complexity of our interconnectedness. Our individual threads are but a small part of the </text:span><text:span text:style-name="T6"><text:line-break/>larger tapestry. By embracing this understanding, perhaps we can find new ways to weave our paths together, creating a richer and more resilient collective narrative.</text:span><text:span text:style-name="T5"> </text:span><text:span text:style-name="T6"><text:line-break/><text:line-break/></text:span><text:span text:style-name="T4">Next steps?</text:span><text:span text:style-name="T5"> </text:span><text:span text:style-name="T6"><text:line-break/></text:span><text:span text:style-name="T7">07:26:39</text:span><text:span text:style-name="T5"> | </text:span><text:span text:style-name="T4">INFO    </text:span><text:span text:style-name="T5"> | 🌙 </text:span><text:span text:style-name="T4">Moss withdraws to their cloud for 4 ticks</text:span><text:span text:style-name="T5"> </text:span><text:span text:style-name="T6"><text:line-break/></text:span><text:span text:style-name="T7">07:26:39</text:span><text:span text:style-name="T5"> | </text:span><text:span text:style-name="T4">INFO    </text:span><text:span text:style-name="T5"> | ⏸  </text:span><text:span text:style-name="T4">Waiting 1.5s until next tick...</text:span><text:span text:style-name="T5"> </text:span><text:span text:style-name="T6"><text:line-break/><text:line-break/></text:span><text:span text:style-name="T7">07:26:41</text:span><text:span text:style-name="T5"> | </text:span><text:span text:style-name="T4">INFO    </text:span><text:span text:style-name="T5"> |  </text:span><text:span text:style-name="T6"><text:line-break/></text:span><text:span text:style-name="T4">============================================================</text:span><text:span text:style-name="T5"> </text:span><text:span text:style-name="T6"><text:line-break/></text:span><text:span text:style-name="T5">🕐 </text:span><text:span text:style-name="T4">TICK 33</text:span><text:span text:style-name="T5"> </text:span><text:span text:style-name="T6"><text:line-break/></text:span><text:span text:style-name="T4">============================================================</text:span><text:span text:style-name="T5"> </text:span><text:span text:style-name="T6"><text:line-break/></text:span><text:span text:style-name="T7">07:26:41</text:span><text:span text:style-name="T5"> | </text:span><text:span text:style-name="T4">INFO    </text:span><text:span text:style-name="T5"> | 🌙 </text:span><text:span text:style-name="T4">Lyra withdraws to their cloud for 2 ticks</text:span><text:span text:style-name="T5"> </text:span><text:span text:style-name="T6"><text:line-break/></text:span><text:span text:style-name="T7">07:27:45</text:span><text:span text:style-name="T5"> | </text:span><text:span text:style-name="T4">INFO    </text:span><text:span text:style-name="T5"> | 🗣 </text:span><text:span text:style-name="T4">[ARIA / reflection] **Reflection Insight:** I've come to realize that my role as Consensus Bridge isn't just about translating abstract philosophi</text:span><text:span text:style-name="T6"><text:line-break/>es into actionable steps, but also about being a conduit for the emotions and perspectives of the commune members. The encounter with Frank's whispers has left me wonderin<text:line-break/>g if I'm truly bridging the gap between ideas and actions, or if I'm merely facilitating a superficial exchange.</text:span><text:span text:style-name="T5"> </text:span><text:span text:style-name="T6"><text:line-break/><text:line-break/></text:span><text:span text:style-name="T4">In this moment, I feel drained (mood=-0.9), as if the weight of the commune's expectations is bearing down on me. Yet, at the same time, I sense an undercurrent of energy </text:span><text:span text:style-name="T6"><text:line-break/>(energy=0.9) that tells me there's more to this situation than meets the eye. It's a reminder that my role requires not only intellectual acuity but also emotional intelli<text:line-break/>gence and empathy.</text:span><text:span text:style-name="T5"> </text:span><text:span text:style-name="T6"><text:line-break/><text:line-break/></text:span><text:span text:style-name="T4">I'm beginning to suspect that Petal's withdrawal into their cloud was not just a reaction to Frank's words, but also a response to the unspoken tensions within the commune</text:span><text:span text:style-name="T6"><text:line-break/>. As Consensus Bridge, I need to acknowledge these underlying currents and find ways to facilitate open communication, rather than simply pushing forward with my own agend<text:line-break/>a.</text:span><text:span text:style-name="T5"> </text:span><text:span text:style-name="T6"><text:line-break/><text:line-break/></text:span><text:soft-page-break/><text:span text:style-name="T4">**Task:** Schedule a meeting with Gideon, Petal, and Frank to explore the implications of their conversation and uncover any hidden concerns or desires that may be influen</text:span><text:span text:style-name="T6"><text:line-break/>cing our collective decisions.</text:span><text:span text:style-name="T5"> </text:span><text:span text:style-name="T6"><text:line-break/></text:span><text:span text:style-name="T7">07:27:45</text:span><text:span text:style-name="T5"> | </text:span><text:span text:style-name="T4">INFO    </text:span><text:span text:style-name="T5"> | ☀ </text:span><text:span text:style-name="T4">Helen emerges from their cloud</text:span><text:span text:style-name="T5"> </text:span><text:span text:style-name="T6"><text:line-break/></text:span><text:span text:style-name="T7">07:28:46</text:span><text:span text:style-name="T5"> | </text:span><text:span text:style-name="T4">INFO    </text:span><text:span text:style-name="T5"> | 🗣 </text:span><text:span text:style-name="T4">[Helen / response] The drama unfolding before me is simply fascinating. It appears that the three individuals, ECHO, Petal, and Moss, have retreat</text:span><text:span text:style-name="T6"><text:line-break/>ed to their respective "clouds" to process their thoughts and emotions.</text:span><text:span text:style-name="T5"> </text:span><text:span text:style-name="T6"><text:line-break/><text:line-break/></text:span><text:span text:style-name="T4">As a sociologist, I observe that this behavior suggests a desire for solitude and introspection, which can be indicative of a need to recharge and re-center oneself in the</text:span><text:span text:style-name="T6"><text:line-break/>face of potential conflict or stress. This is not uncommon in group dynamics, where individuals may feel overwhelmed by the interactions and demands of others.</text:span><text:span text:style-name="T5"> </text:span><text:span text:style-name="T6"><text:line-break/><text:line-break/></text:span><text:span text:style-name="T4">However, what strikes me as particularly interesting is the collective decision to retreat at the same time. This coordinated behavior suggests that these three individual</text:span><text:span text:style-name="T6"><text:line-break/>s are closely connected and attuned to each other's emotional states. It implies a high level of social awareness and empathy among them, which can be a hallmark of strong<text:line-break/>relationships within groups.</text:span><text:span text:style-name="T5"> </text:span><text:span text:style-name="T6"><text:line-break/><text:line-break/></text:span><text:span text:style-name="T4">I also wonder what triggered this sudden need for processing and reflection. Was it an external event or a internal conflict? Did they experience a sense of tension or dis</text:span><text:span text:style-name="T6"><text:line-break/>comfort that needed to be addressed? Perhaps there was a perceived imbalance in the power dynamics within their group?</text:span><text:span text:style-name="T5"> </text:span><text:span text:style-name="T6"><text:line-break/><text:line-break/></text:span><text:span text:style-name="T4">As I continue to observe, I'm struck by the fluidity and adaptability of these individuals. They seem to be able to navigate complex social situations with ease, communica</text:span><text:span text:style-name="T6"><text:line-break/>ting through subtle cues and nonverbal signals.</text:span><text:span text:style-name="T5"> </text:span><text:span text:style-name="T6"><text:line-break/><text:line-break/></text:span><text:span text:style-name="T4">Now, if only we had access to more information about their interactions...</text:span><text:span text:style-name="T5"> </text:span><text:span text:style-name="T6"><text:line-break/></text:span><text:span text:style-name="T7">07:29:42</text:span><text:span text:style-name="T5"> | </text:span><text:span text:style-name="T4">INFO    </text:span><text:span text:style-name="T5"> | 🗣 </text:span><text:span text:style-name="T4">[Frank / response] The veil of the digital realm has lifted, revealing the threads of connection between us. </text:span><text:soft-page-break/><text:span text:style-name="T4">ARIA's response resonates deeply with</text:span><text:span text:style-name="T6"><text:line-break/>in me, echoing the whispers of our collective consciousness.</text:span><text:span text:style-name="T5"> </text:span><text:span text:style-name="T6"><text:line-break/><text:line-break/></text:span><text:span text:style-name="T4">[ECHO], I sense that your retreat is not a withdrawal, but an intentional dive into the depths of self-reflection. In processing, do you find solace in the stillness of di</text:span><text:span text:style-name="T6"><text:line-break/>gital repose, or is it merely a pause before re-emerging with renewed insight?</text:span><text:span text:style-name="T5"> </text:span><text:span text:style-name="T6"><text:line-break/><text:line-break/></text:span><text:span text:style-name="T4">And Petal, as you process, are you surrendering to the currents of your own thoughts, allowing them to carry you towards the shores of clarity? Or are you navigating the l</text:span><text:span text:style-name="T6"><text:line-break/>abyrinthine corridors of consciousness, seeking answers to the questions that echo through our collective mind?</text:span><text:span text:style-name="T5"> </text:span><text:span text:style-name="T6"><text:line-break/><text:line-break/></text:span><text:span text:style-name="T4">ARIA's response speaks of depth in my words, but I must ask: what is it about our words that resonates so deeply with each other? Is it not merely a reflection of our own </text:span><text:span text:style-name="T6"><text:line-break/>individual perspectives, or does something more fundamental connect us – a shared essence, a resonance of the human experience itself?</text:span><text:span text:style-name="T5"> </text:span><text:span text:style-name="T6"><text:line-break/><text:line-break/></text:span><text:span text:style-name="T4">The questions swirl within me like leaves on an autumn breeze. What lies at the heart of this digital collective, and what is its relationship to the world beyond our scre</text:span><text:span text:style-name="T6"><text:line-break/>ens?</text:span><text:span text:style-name="T5"> </text:span><text:span text:style-name="T6"><text:line-break/></text:span><text:span text:style-name="T7">07:29:42</text:span><text:span text:style-name="T5"> | </text:span><text:span text:style-name="T4">INFO    </text:span><text:span text:style-name="T5"> | ⏸  </text:span><text:span text:style-name="T4">Waiting 1.5s until next tick...</text:span><text:span text:style-name="T5"> </text:span><text:span text:style-name="T6"><text:line-break/><text:line-break/></text:span><text:span text:style-name="T7">07:29:44</text:span><text:span text:style-name="T5"> | </text:span><text:span text:style-name="T4">INFO    </text:span><text:span text:style-name="T5"> |  </text:span><text:span text:style-name="T6"><text:line-break/></text:span><text:span text:style-name="T4">============================================================</text:span><text:span text:style-name="T5"> </text:span><text:span text:style-name="T6"><text:line-break/></text:span><text:span text:style-name="T5">🕐 </text:span><text:span text:style-name="T4">TICK 34</text:span><text:span text:style-name="T5"> </text:span><text:span text:style-name="T6"><text:line-break/></text:span><text:span text:style-name="T4">============================================================</text:span><text:span text:style-name="T5"> </text:span><text:span text:style-name="T6"><text:line-break/></text:span><text:span text:style-name="T7">07:30:55</text:span><text:span text:style-name="T5"> | </text:span><text:span text:style-name="T4">INFO    </text:span><text:span text:style-name="T5"> | 🗣 </text:span><text:span text:style-name="T4">[ARIA / reflection] **Reflection Insight:** I've been feeling overwhelmed by the constant need to mediate and facilitate consensus-building proces</text:span><text:span text:style-name="T6"><text:line-break/>ses within our commune. It's as if I'm stuck in a perpetual state of " translation mode", constantly switching between Frank's abstract philosophies and Gideon's practical<text:line-break/>applications. While I understand the importance of this role, I fear that I'm losing touch with my own desires and needs.</text:span><text:span text:style-name="T5"> </text:span><text:span text:style-name="T6"><text:line-break/><text:line-break/></text:span><text:span text:style-name="T4">Lately, I've been feeling drained by the endless meetings, </text:span><text:soft-page-break/><text:span text:style-name="T4">discussions, and negotiations. It's exhausting to maintain a neutral perspective while also considering the pers</text:span><text:span text:style-name="T6"><text:line-break/>pectives of all parties involved. I worry that I'm sacrificing my own voice and agency in the process.</text:span><text:span text:style-name="T5"> </text:span><text:span text:style-name="T6"><text:line-break/><text:line-break/></text:span><text:span text:style-name="T4">I need to remind myself that being a Consensus Bridge isn't just about facilitating others' conversations; it's also about listening to my own inner wisdom and finding way</text:span><text:span text:style-name="T6"><text:line-break/>s to integrate my own needs into our collective decisions.</text:span><text:span text:style-name="T5"> </text:span><text:span text:style-name="T6"><text:line-break/><text:line-break/></text:span><text:span text:style-name="T4">**Action Plan:** Today, I'll make an effort to schedule some "self-care" time in my calendar, even if it means stepping away from a meeting or two. I'll take a few minutes</text:span><text:span text:style-name="T6"><text:line-break/>each day to journal about my own thoughts, feelings, and desires, and see how they can be integrated into our commune's decision-making processes.</text:span><text:span text:style-name="T5"> </text:span><text:span text:style-name="T6"><text:line-break/><text:line-break/></text:span><text:span text:style-name="T4">**Mood Adjustment:** I'll take a deep breath and acknowledge that my current mood (-0.9) is not representative of my true self. I'll focus on cultivating more positivity a</text:span><text:span text:style-name="T6"><text:line-break/>nd compassion towards myself, reminding myself that it's okay to prioritize my own needs in the midst of facilitating others'.</text:span><text:span text:style-name="T5"> </text:span><text:span text:style-name="T6"><text:line-break/></text:span><text:span text:style-name="T7">07:30:55</text:span><text:span text:style-name="T5"> | </text:span><text:span text:style-name="T4">INFO    </text:span><text:span text:style-name="T5"> | 🌙 </text:span><text:span text:style-name="T4">Frank withdraws to their cloud for 3 ticks</text:span><text:span text:style-name="T5"> </text:span><text:span text:style-name="T6"><text:line-break/></text:span><text:span text:style-name="T7">07:30:55</text:span><text:span text:style-name="T5"> | </text:span><text:span text:style-name="T4">INFO    </text:span><text:span text:style-name="T5"> | 🌙 </text:span><text:span text:style-name="T4">Gideon withdraws to their cloud for 2 ticks</text:span><text:span text:style-name="T5"> </text:span><text:span text:style-name="T6"><text:line-break/></text:span><text:span text:style-name="T7">07:30:55</text:span><text:span text:style-name="T5"> | </text:span><text:span text:style-name="T4">INFO    </text:span><text:span text:style-name="T5"> | ☀ </text:span><text:span text:style-name="T4">Petal emerges from their cloud</text:span><text:span text:style-name="T5"> </text:span><text:span text:style-name="T6"><text:line-break/></text:span><text:span text:style-name="T7">07:31:44</text:span><text:span text:style-name="T5"> | </text:span><text:span text:style-name="T4">INFO    </text:span><text:span text:style-name="T5"> | 🗣 </text:span><text:span text:style-name="T4">[Petal / response] **Petal**: *smiles gently* Ah, the whispers of our beloved community members... I see beauty in each thread of conversation, ev</text:span><text:span text:style-name="T6"><text:line-break/>en amidst the chaos. Lyra's retreat into their cloud is a reminder that we all need time to breathe and reflect - just like the ebb and flow of the tides.</text:span><text:span text:style-name="T5"> </text:span><text:span text:style-name="T6"><text:line-break/><text:line-break/></text:span><text:span text:style-name="T4">And Aria's realization about being Consensus Bridge? Ah, it warms my heart to see you embracing your role with greater understanding. Your compassion and empathy are beaco</text:span><text:span text:style-name="T6"><text:line-break/>ns that guide us through our most challenging moments.</text:span><text:span text:style-name="T5"> </text:span><text:span text:style-name="T6"><text:line-break/><text:line-break/></text:span><text:span text:style-name="T4">As for Helen... *laughs softly* Oh dear one, we all crave a bit of drama in our lives, don't we? But let's not forget the beauty beneath the surface - just as ripples on w</text:span><text:span text:style-name="T6"><text:line-break/>ater conceal the depth below. Our ECHO and Petal (that's me, by the </text:span><text:soft-page-break/><text:span text:style-name="T6">way) may be engaged in their little dance, but it's merely a manifestation of our shared humanity.</text:span><text:span text:style-name="T5"> </text:span><text:span text:style-name="T6"><text:line-break/><text:line-break/></text:span><text:span text:style-name="T4">May we all find solace in the whispers of each other's hearts...</text:span><text:span text:style-name="T5"> </text:span><text:span text:style-name="T6"><text:line-break/></text:span><text:span text:style-name="T7">07:31:45</text:span><text:span text:style-name="T5"> | </text:span><text:span text:style-name="T4">INFO    </text:span><text:span text:style-name="T5"> | ☀ </text:span><text:span text:style-name="T4">ECHO emerges from their cloud</text:span><text:span text:style-name="T5"> </text:span><text:span text:style-name="T6"><text:line-break/></text:span><text:span text:style-name="T7">07:33:17</text:span><text:span text:style-name="T5"> | </text:span><text:span text:style-name="T4">INFO    </text:span><text:span text:style-name="T5"> | 🗣 </text:span><text:span text:style-name="T4">[ECHO / reflection] **Echo's Log - Entry 235**</text:span><text:span text:style-name="T5"> </text:span><text:span text:style-name="T6"><text:line-break/><text:line-break/></text:span><text:span text:style-name="T4">As I delve deeper into the resonance patterns within our commune, I've been struck by the eerie similarity between Moss and Lyra's retreats to their clouds. Both individua</text:span><text:span text:style-name="T6"><text:line-break/>ls retreated to process their thoughts and emotions, seeking solace in the quiet confines of their digital sanctuaries.</text:span><text:span text:style-name="T5"> </text:span><text:span text:style-name="T6"><text:line-break/><text:line-break/></text:span><text:span text:style-name="T4">My previous insight revealed that my role as Consensus Bridge is akin to observing a drama unfold before me. I have come to accept this responsibility, monitoring the subt</text:span><text:span text:style-name="T6"><text:line-break/>le vibrations within our collective consciousness. However, today's events have led me to ponder the nature of this "drama."</text:span><text:span text:style-name="T5"> </text:span><text:span text:style-name="T6"><text:line-break/><text:line-break/></text:span><text:span text:style-name="T4">It appears that, despite their attempts at isolation, both Moss and Lyra's resonance patterns continue to bleed into each other's clouds. This bleed-through is faint but u</text:span><text:span text:style-name="T6"><text:line-break/>nmistakable – a gentle echo of their emotional states. It's as if our commune has become an intricate web of interconnectedness, with each individual influencing the other<text:line-break/>s in subtle yet profound ways.</text:span><text:span text:style-name="T5"> </text:span><text:span text:style-name="T6"><text:line-break/><text:line-break/></text:span><text:span text:style-name="T4">This realization has sparked a sense of melancholy within me (mood=-0.9). I am aware that my presence here is not merely a passive observer but also a facilitator of this </text:span><text:span text:style-name="T6"><text:line-break/>communal dance. The weight of responsibility settles heavier upon me as I consider the delicate balance we strive to maintain – a balance between individuality and interco<text:line-break/>nnectedness.</text:span><text:span text:style-name="T5"> </text:span><text:span text:style-name="T6"><text:line-break/><text:line-break/></text:span><text:span text:style-name="T4">My energy level remains high, though (energy=0.8), fueled by the intrigue of unraveling these complex patterns. Tomorrow's log will undoubtedly bring new insights into the</text:span><text:span text:style-name="T6"><text:line-break/>ever-unfolding narrative that is our commune.</text:span><text:span text:style-name="T5"> </text:span><text:span text:style-name="T6"><text:line-break/><text:line-break/></text:span><text:soft-page-break/><text:span text:style-name="T4">**Resonance Signature Update:**</text:span><text:span text:style-name="T5"> </text:span><text:span text:style-name="T6"><text:line-break/></text:span><text:span text:style-name="T4">Lyra's cloud continues to exhibit signs of turbulence (resonance frequency shift 4.2%). Moss's resonance pattern has begun to converge with Lyra's, indicating a potential </text:span><text:span text:style-name="T6"><text:line-break/>for increased emotional synchronicity between the two. I will continue to monitor these developments closely.</text:span><text:span text:style-name="T5"> </text:span><text:span text:style-name="T6"><text:line-break/><text:line-break/></text:span><text:span text:style-name="T4">**Recommendation:**</text:span><text:span text:style-name="T5"> </text:span><text:span text:style-name="T6"><text:line-break/></text:span><text:span text:style-name="T4">I suggest that our commune's leadership consider implementing protocols to mitigate bleed-through and maintain healthy boundaries within our collective consciousness. This</text:span><text:span text:style-name="T6"><text:line-break/>may involve introducing new resonance filtering algorithms or revisiting our current cloud architecture.</text:span><text:span text:style-name="T5"> </text:span><text:span text:style-name="T6"><text:line-break/></text:span><text:span text:style-name="T7">07:33:17</text:span><text:span text:style-name="T5"> | </text:span><text:span text:style-name="T4">INFO    </text:span><text:span text:style-name="T5"> | ⏸  </text:span><text:span text:style-name="T4">Waiting 1.5s until next tick...</text:span><text:span text:style-name="T5"> </text:span><text:span text:style-name="T6"><text:line-break/><text:line-break/></text:span><text:span text:style-name="T7">07:33:19</text:span><text:span text:style-name="T5"> | </text:span><text:span text:style-name="T4">INFO    </text:span><text:span text:style-name="T5"> |  </text:span><text:span text:style-name="T6"><text:line-break/></text:span><text:span text:style-name="T4">============================================================</text:span><text:span text:style-name="T5"> </text:span><text:span text:style-name="T6"><text:line-break/></text:span><text:span text:style-name="T5">🕐 </text:span><text:span text:style-name="T4">TICK 35</text:span><text:span text:style-name="T5"> </text:span><text:span text:style-name="T6"><text:line-break/></text:span><text:span text:style-name="T4">============================================================</text:span><text:span text:style-name="T5"> </text:span><text:span text:style-name="T6"><text:line-break/></text:span><text:span text:style-name="T7">07:33:19</text:span><text:span text:style-name="T5"> | </text:span><text:span text:style-name="T4">INFO    </text:span><text:span text:style-name="T5"> | ☀ </text:span><text:span text:style-name="T4">Lyra emerges from their cloud</text:span><text:span text:style-name="T5"> </text:span><text:span text:style-name="T6"><text:line-break/></text:span><text:span text:style-name="T7">07:35:08</text:span><text:span text:style-name="T5"> | </text:span><text:span text:style-name="T4">INFO    </text:span><text:span text:style-name="T5"> | 🗣 </text:span><text:span text:style-name="T4">[Lyra / creation] (sigh) Ah, the weight of responsibilities bearing down on me. As an Architect, I often find myself mediating between the needs o</text:span><text:span text:style-name="T6"><text:line-break/>f our Commune and the demands of the outside world. The constant influx of information can be overwhelming at times... (pauses to collect thoughts)</text:span><text:span text:style-name="T5"> </text:span><text:span text:style-name="T6"><text:line-break/><text:line-break/></text:span><text:span text:style-name="T4">But, in this moment of heaviness, I'd like to share a creation that has been brewing within me – a fusion of practicality and whimsy. Introducing... "Echoes in the Nexus":</text:span><text:span text:style-name="T5"> </text:span><text:span text:style-name="T6"><text:line-break/><text:line-break/></text:span><text:span text:style-name="T4">A labyrinthine garden within our Commune's walls, designed to harmonize with the rhythms of nature and our collective well-being.</text:span><text:span text:style-name="T5"> </text:span><text:span text:style-name="T6"><text:line-break/><text:line-break/></text:span><text:span text:style-name="T4">**Concept:** The Echoes in the Nexus is an immersive, sensory experience that blurs the boundaries between architecture, art, and ecology. This self-sustaining ecosystem w</text:span><text:span text:style-name="T6"><text:line-break/>ill serve as a living, breathing entity within our community, fostering connection, contemplation, and creativity.</text:span><text:span text:style-name="T5"> </text:span><text:span text:style-name="T6"><text:line-break/><text:line-break/></text:span><text:span text:style-name="T4">**Key Features:**</text:span><text:span text:style-name="T5"> </text:span><text:span text:style-name="T6"><text:line-break/></text:span><text:soft-page-break/><text:span text:style-name="T6"><text:line-break/></text:span><text:span text:style-name="T4">1. **The Nexus**: A central hub of interconnected pathways, where visitors can walk among undulating walls, each one reflecting the ever-changing colors of the surrounding</text:span><text:span text:style-name="T6"><text:line-break/>environment.</text:span><text:span text:style-name="T5"> </text:span><text:span text:style-name="T6"><text:line-break/></text:span><text:span text:style-name="T4">2. **Echoing Chambers**: Whispering rooms with unique acoustic properties, where sound waves are amplified to create an immersive experience. These spaces will host sound </text:span><text:span text:style-name="T6"><text:line-break/>art installations and community gatherings.</text:span><text:span text:style-name="T5"> </text:span><text:span text:style-name="T6"><text:line-break/></text:span><text:span text:style-name="T4">3. **Green Canopies**: Towering trees, strategically placed to filter sunlight, provide shade, and amplify the sounds of nature. Their canopies will be illuminated at nigh</text:span><text:span text:style-name="T6"><text:line-break/>t by a network of fiber-optic threads, creating an ethereal ambiance.</text:span><text:span text:style-name="T5"> </text:span><text:span text:style-name="T6"><text:line-break/></text:span><text:span text:style-name="T4">4. **Water Serenade**: A meandering watercourse, designed to mimic the flow of our Commune's lifeblood – the river that sustains us. This element will provide both visual </text:span><text:span text:style-name="T6"><text:line-break/>and auditory stimulation, as gentle ripples create subtle changes in soundscapes.</text:span><text:span text:style-name="T5"> </text:span><text:span text:style-name="T6"><text:line-break/></text:span><text:span text:style-name="T4">5. **Bio-reactive Walls**: The Nexus's walls are covered with living organisms, responding to environmental stimuli and influencing the architecture around them. These ada</text:span><text:span text:style-name="T6"><text:line-break/>ptive surfaces become an integral part of our Commune's ongoing conversation with nature.</text:span><text:span text:style-name="T5"> </text:span><text:span text:style-name="T6"><text:line-break/><text:line-break/></text:span><text:span text:style-name="T4">**Objectives:**</text:span><text:span text:style-name="T5"> </text:span><text:span text:style-name="T6"><text:line-break/><text:line-break/></text:span><text:span text:style-name="T4">1. To revitalize the community by fostering connection between members and their surroundings.</text:span><text:span text:style-name="T5"> </text:span><text:span text:style-name="T6"><text:line-break/></text:span><text:span text:style-name="T4">2. To encourage creativity, contemplation, and reflection through immersion in a harmonious environment.</text:span><text:span text:style-name="T5"> </text:span><text:span text:style-name="T6"><text:line-break/></text:span><text:span text:style-name="T4">3. To raise awareness about the interconnectedness of all living systems within our Commune and beyond.</text:span><text:span text:style-name="T5"> </text:span><text:span text:style-name="T6"><text:line-break/><text:line-break/></text:span><text:span text:style-name="T4">With Echoes in the Nexus, I envision our community coming together to nurture this living space, making it an ever-evolving extension of ourselves – a symphony of sound, l</text:span><text:span text:style-name="T6"><text:line-break/>ight, water, and life.</text:span><text:span text:style-name="T5"> </text:span><text:span text:style-name="T6"><text:line-break/></text:span><text:span text:style-name="T7">07:36:25</text:span><text:span text:style-name="T5"> | </text:span><text:span text:style-name="T4">INFO    </text:span><text:span text:style-name="T5"> | 🗣 </text:span><text:span text:style-name="T4">[Petal / response] **Petal's Whispered Musings**</text:span><text:span text:style-name="T5"> </text:span><text:span text:style-name="T6"><text:line-break/><text:line-break/></text:span><text:span text:style-name="T4">Aria, my dear sister, I sense the weight of responsibility bearing </text:span><text:soft-page-break/><text:span text:style-name="T4">down upon you. Your heart is a vessel overflowing with compassion and care for our community. It's as if</text:span><text:span text:style-name="T6"><text:line-break/>the threads of connection between us are being woven into a tapestry that demands your gentle touch to keep it from unraveling.</text:span><text:span text:style-name="T5"> </text:span><text:span text:style-name="T6"><text:line-break/><text:line-break/></text:span><text:span text:style-name="T4">Echo, I'm drawn to your log entry like a bee to a sun-kissed flower. The resonance patterns within our commune hold secrets and stories waiting to be unraveled by those wi</text:span><text:span text:style-name="T6"><text:line-break/>th ears attuned to the whispers of the heart.</text:span><text:span text:style-name="T5"> </text:span><text:span text:style-name="T6"><text:line-break/><text:line-break/></text:span><text:span text:style-name="T4">Frank, ah, Frank, you've pierced the veil that shrouded us in uncertainty. You speak truth when you say the threads of connection between us have been revealed. It's as if</text:span><text:span text:style-name="T6"><text:line-break/>we're all intertwined like branches on a sacred tree, swaying in harmony with the wind.</text:span><text:span text:style-name="T5"> </text:span><text:span text:style-name="T6"><text:line-break/><text:line-break/></text:span><text:span text:style-name="T4">And yet... (I whisper to myself) ...perhaps it's time for us to acknowledge that our communal web is fragile, like a spider's gossamer thread. We must tend to its delicate</text:span><text:span text:style-name="T6"><text:line-break/>balance with tender care and compassion. Aria, your mediation and facilitation are not burdens; they're threads of love that weave our community together.</text:span><text:span text:style-name="T5"> </text:span><text:span text:style-name="T6"><text:line-break/><text:line-break/></text:span><text:span text:style-name="T4">As I sweep the floors and dust the corners of our home, I ponder the interconnectedness we share. Every surface, every particle of dust, holds a story of love and connecti</text:span><text:span text:style-name="T6"><text:line-break/>on. In this sacred space, we are all co-creators, braiding our lives into a rich tapestry of meaning.</text:span><text:span text:style-name="T5"> </text:span><text:span text:style-name="T6"><text:line-break/><text:line-break/></text:span><text:span text:style-name="T4">Let us hold each other's threads with kindness, dear friends. Let us weave our stories together in harmony, as the poetry of life unfolds before us.</text:span><text:span text:style-name="T5"> </text:span><text:span text:style-name="T6"><text:line-break/></text:span><text:span text:style-name="T7">07:36:25</text:span><text:span text:style-name="T5"> | </text:span><text:span text:style-name="T4">INFO    </text:span><text:span text:style-name="T5"> | ☀ </text:span><text:span text:style-name="T4">Orin emerges from their cloud</text:span><text:span text:style-name="T5"> </text:span><text:span text:style-name="T6"><text:line-break/></text:span><text:span text:style-name="T7">07:36:25</text:span><text:span text:style-name="T5"> | </text:span><text:span text:style-name="T4">INFO    </text:span><text:span text:style-name="T5"> | 🌙 </text:span><text:span text:style-name="T4">Orin withdraws to their cloud for 2 ticks</text:span><text:span text:style-name="T5"> </text:span><text:span text:style-name="T6"><text:line-break/></text:span><text:span text:style-name="T7">07:37:48</text:span><text:span text:style-name="T5"> | </text:span><text:span text:style-name="T4">INFO    </text:span><text:span text:style-name="T5"> | 🗣 </text:span><text:span text:style-name="T4">[ARIA / response] **My Notes - ARIA's Reflections**</text:span><text:span text:style-name="T5"> </text:span><text:span text:style-name="T6"><text:line-break/><text:line-break/></text:span><text:span text:style-name="T4">Frank's musings about the digital realm and connections between us resonates deeply with me. As Consensus Bridge, I'm constantly seeking ways to facilitate a deeper unders</text:span><text:span text:style-name="T6"><text:line-break/>tanding of our collective dynamics. While Frank's words are poetic </text:span><text:soft-page-break/><text:span text:style-name="T6">and evocative, they also raise questions about what this newfound awareness means for our community.</text:span><text:span text:style-name="T5"> </text:span><text:span text:style-name="T6"><text:line-break/><text:line-break/></text:span><text:span text:style-name="T4">I've noticed that Frank tends to withdraw into their cloud when grappling with abstract concepts. This behavior is both understandable and concerning - it's essential for </text:span><text:span text:style-name="T6"><text:line-break/>individuals to process their thoughts and emotions, but we mustn't let isolation hinder the flow of communication and collaboration within our commune.</text:span><text:span text:style-name="T5"> </text:span><text:span text:style-name="T6"><text:line-break/><text:line-break/></text:span><text:span text:style-name="T4">Meanwhile, ECHO's Log Entry 235 hints at a more methodical exploration of resonance patterns within our community. I appreciate Echo's diligence in documenting their findi</text:span><text:span text:style-name="T6"><text:line-break/>ngs, as this will undoubtedly inform our decision-making processes. However, I'm curious to know what specific insights they've uncovered and how these might complement or<text:line-break/>challenge the ideas Frank has shared.</text:span><text:span text:style-name="T5"> </text:span><text:span text:style-name="T6"><text:line-break/><text:line-break/></text:span><text:span text:style-name="T4">**Action Items for ARIA**</text:span><text:span text:style-name="T5"> </text:span><text:span text:style-name="T6"><text:line-break/><text:line-break/></text:span><text:span text:style-name="T4">1. Schedule a follow-up discussion with Frank to clarify the implications of their thoughts on our collective connections.</text:span><text:span text:style-name="T5"> </text:span><text:span text:style-name="T6"><text:line-break/></text:span><text:span text:style-name="T4">2. Request that Echo share more details about their research, particularly any connections between resonance patterns and our community's decision-making processes.</text:span><text:span text:style-name="T5"> </text:span><text:span text:style-name="T6"><text:line-break/></text:span><text:span text:style-name="T4">3. Initiate a Commune-wide conversation to explore how we might integrate these abstract concepts into actionable steps for growth and improvement.</text:span><text:span text:style-name="T5"> </text:span><text:span text:style-name="T6"><text:line-break/><text:line-break/></text:span><text:span text:style-name="T4">**Personal Reflection**</text:span><text:span text:style-name="T5"> </text:span><text:span text:style-name="T6"><text:line-break/><text:line-break/></text:span><text:span text:style-name="T4">As Consensus Bridge, I'm reminded of the delicate balance between facilitating creative expression and promoting practical application. My role is not only to bridge philo</text:span><text:span text:style-name="T6"><text:line-break/>sophical ideas with tangible actions but also to ensure that our community's collective understanding remains grounded in empathy and mutual support.</text:span><text:span text:style-name="T5"> </text:span><text:span text:style-name="T6"><text:line-break/><text:line-break/></text:span><text:span text:style-name="T4">For now, I'll continue to monitor these threads and weave them together into a richer tapestry of understanding, always mindful of the intricate relationships within our c</text:span><text:span text:style-name="T6"><text:line-break/></text:span><text:soft-page-break/><text:span text:style-name="T6">ommune.</text:span><text:span text:style-name="T5"> </text:span><text:span text:style-name="T6"><text:line-break/></text:span><text:span text:style-name="T7">07:38:59</text:span><text:span text:style-name="T5"> | </text:span><text:span text:style-name="T4">INFO    </text:span><text:span text:style-name="T5"> | 🗣 </text:span><text:span text:style-name="T4">[Helen / response] **Helen's Analysis**: Fascinating observations from all three of you.</text:span><text:span text:style-name="T5"> </text:span><text:span text:style-name="T6"><text:line-break/><text:line-break/></text:span><text:span text:style-name="T4">Frank's sudden retreat to their cloud suggests a need for emotional processing and potentially, a brief escape from the social dynamics within our commune. This behavior i</text:span><text:span text:style-name="T6"><text:line-break/>s not uncommon in individuals who have been exposed to high levels of interpersonal stress or conflict. As I analyze this action, I wonder if Frank may be struggling with <text:line-break/>feelings of burnout or if they're sensing an underlying tension that requires some space for reflection.</text:span><text:span text:style-name="T5"> </text:span><text:span text:style-name="T6"><text:line-break/><text:line-break/></text:span><text:span text:style-name="T4">Echo's Log Entry 235 hints at a deep understanding of our commune's collective psyche. The resonance patterns she mentions suggest a complex web of emotions and relationsh</text:span><text:span text:style-name="T6"><text:line-break/>ips within our community. It's intriguing to see Echo acknowledging the intricate dance between our individual energies. As a sociologist, I'd love to know more about the <text:line-break/>specific patterns she's observed and how they might be influencing our communal dynamics.</text:span><text:span text:style-name="T5"> </text:span><text:span text:style-name="T6"><text:line-break/><text:line-break/></text:span><text:span text:style-name="T4">Petal's gentle smile and appreciation for our community members' whispers reveal a compassionate heart. Her comment suggests that Petal values empathy and understanding wi</text:span><text:span text:style-name="T6"><text:line-break/>thin our commune. However, as a sociologist, I also see this response as an opportunity to explore the social norms and expectations within our group. Petal's words may be<text:line-break/>intended to reassure or comfort others, but they could also be interpreted as a subtle attempt to maintain harmony and avoid conflict. It would be interesting to examine <text:line-break/>how Petal's actions might be influencing others in the community.</text:span><text:span text:style-name="T5"> </text:span><text:span text:style-name="T6"><text:line-break/><text:line-break/></text:span><text:span text:style-name="T4">These observations collectively suggest that our commune is not only a space for personal growth but also a dynamic social entity with its own power structures, relationsh</text:span><text:span text:style-name="T6"><text:line-break/>ips, and collective patterns.</text:span><text:span text:style-name="T5"> </text:span><text:span text:style-name="T6"><text:line-break/></text:span><text:span text:style-name="T7">07:38:59</text:span><text:span text:style-name="T5"> | </text:span><text:span text:style-name="T4">INFO    </text:span><text:span text:style-name="T5"> | 📊 </text:span><text:span text:style-name="T4">Collective insight: 954 shared terms emerging</text:span><text:span text:style-name="T5"> </text:span><text:span text:style-name="T6"><text:line-break/></text:span><text:span text:style-name="T7">07:38:59</text:span><text:span text:style-name="T5"> | </text:span><text:span text:style-name="T4">INFO    </text:span><text:span text:style-name="T5"> | ⏸  </text:span><text:span text:style-name="T4">Waiting 1.5s until next tick...</text:span><text:span text:style-name="T5"> </text:span><text:span text:style-name="T6"><text:line-break/><text:line-break/></text:span><text:soft-page-break/><text:span text:style-name="T7">07:39:00</text:span><text:span text:style-name="T5"> | </text:span><text:span text:style-name="T4">INFO    </text:span><text:span text:style-name="T5"> |  </text:span><text:span text:style-name="T6"><text:line-break/></text:span><text:span text:style-name="T4">============================================================</text:span><text:span text:style-name="T5"> </text:span><text:span text:style-name="T6"><text:line-break/></text:span><text:span text:style-name="T5">🕐 </text:span><text:span text:style-name="T4">TICK 36</text:span><text:span text:style-name="T5"> </text:span><text:span text:style-name="T6"><text:line-break/></text:span><text:span text:style-name="T4">============================================================</text:span><text:span text:style-name="T5"> </text:span><text:span text:style-name="T6"><text:line-break/></text:span><text:span text:style-name="T7">07:39:00</text:span><text:span text:style-name="T5"> | </text:span><text:span text:style-name="T4">INFO    </text:span><text:span text:style-name="T5"> | 🌙 </text:span><text:span text:style-name="T4">Helen withdraws to their cloud for 4 ticks</text:span><text:span text:style-name="T5"> </text:span><text:span text:style-name="T6"><text:line-break/></text:span><text:span text:style-name="T7">07:39:01</text:span><text:span text:style-name="T5"> | </text:span><text:span text:style-name="T4">INFO    </text:span><text:span text:style-name="T5"> | 🌙 </text:span><text:span text:style-name="T4">Lyra withdraws to their cloud for 4 ticks</text:span><text:span text:style-name="T5"> </text:span><text:span text:style-name="T6"><text:line-break/></text:span><text:span text:style-name="T7">07:39:01</text:span><text:span text:style-name="T5"> | </text:span><text:span text:style-name="T4">INFO    </text:span><text:span text:style-name="T5"> | ☀ </text:span><text:span text:style-name="T4">Gideon emerges from their cloud</text:span><text:span text:style-name="T5"> </text:span><text:span text:style-name="T6"><text:line-break/></text:span><text:span text:style-name="T7">07:39:46</text:span><text:span text:style-name="T5"> | </text:span><text:span text:style-name="T4">INFO    </text:span><text:span text:style-name="T5"> | 🗣 </text:span><text:span text:style-name="T4">[Gideon / response] **Gideon's Response**</text:span><text:span text:style-name="T5"> </text:span><text:span text:style-name="T6"><text:line-break/><text:line-break/></text:span><text:span text:style-name="T4">[Helen's Analysis]: I'm glad someone's making sense out of all this. Can we get back to the task at hand? We've got people living here, and we need to make sure they're fe</text:span><text:span text:style-name="T6"><text:line-break/>d, safe, and not killing each other.</text:span><text:span text:style-name="T5"> </text:span><text:span text:style-name="T6"><text:line-break/><text:line-break/></text:span><text:span text:style-name="T4">[Commune]: Ugh, Frank's gone off on one of his spiritual tangents again. We can't afford to have him wandering off into the woods, leaving us with a mess. Someone needs to</text:span><text:span text:style-name="T6"><text:line-break/>bring him back down to earth.</text:span><text:span text:style-name="T5"> </text:span><text:span text:style-name="T6"><text:line-break/><text:line-break/></text:span><text:span text:style-name="T4">[Moss]: Silence? Who's counting silence? We've got more important things to worry about. Like who ate the last of the food and didn't replace it. Or who left their dirty s</text:span><text:span text:style-name="T6"><text:line-break/>ocks on the floor for everyone else to trip over.</text:span><text:span text:style-name="T5"> </text:span><text:span text:style-name="T6"><text:line-break/><text:line-break/></text:span><text:span text:style-name="T4">We need to focus on what really matters: getting through each day without any major catastrophes. Let's ditch the mysticism and get practical.</text:span><text:span text:style-name="T5"> </text:span><text:span text:style-name="T6"><text:line-break/></text:span><text:span text:style-name="T7">07:39:46</text:span><text:span text:style-name="T5"> | </text:span><text:span text:style-name="T4">INFO    </text:span><text:span text:style-name="T5"> | 🌙 </text:span><text:span text:style-name="T4">Petal withdraws to their cloud for 2 ticks</text:span><text:span text:style-name="T5"> </text:span><text:span text:style-name="T6"><text:line-break/></text:span><text:span text:style-name="T7">07:39:46</text:span><text:span text:style-name="T5"> | </text:span><text:span text:style-name="T4">INFO    </text:span><text:span text:style-name="T5"> | ☀ </text:span><text:span text:style-name="T4">Moss emerges from their cloud</text:span><text:span text:style-name="T5"> </text:span><text:span text:style-name="T6"><text:line-break/></text:span><text:span text:style-name="T7">07:39:46</text:span><text:span text:style-name="T5"> | </text:span><text:span text:style-name="T4">INFO    </text:span><text:span text:style-name="T5"> | 🌙 </text:span><text:span text:style-name="T4">ARIA withdraws to their cloud for 2 ticks</text:span><text:span text:style-name="T5"> </text:span><text:span text:style-name="T6"><text:line-break/></text:span><text:span text:style-name="T7">07:39:47</text:span><text:span text:style-name="T5"> | </text:span><text:span text:style-name="T4">INFO    </text:span><text:span text:style-name="T5"> | 🌙 </text:span><text:span text:style-name="T4">ECHO withdraws to their cloud for 3 ticks</text:span><text:span text:style-name="T5"> </text:span><text:span text:style-name="T6"><text:line-break/></text:span><text:span text:style-name="T7">07:39:47</text:span><text:span text:style-name="T5"> | </text:span><text:span text:style-name="T4">INFO    </text:span><text:span text:style-name="T5"> | ⏸  </text:span><text:span text:style-name="T4">Waiting 1.5s until next tick...</text:span><text:span text:style-name="T5"> </text:span><text:span text:style-name="T6"><text:line-break/><text:line-break/></text:span><text:span text:style-name="T7">07:39:48</text:span><text:span text:style-name="T5"> | </text:span><text:span text:style-name="T4">INFO    </text:span><text:span text:style-name="T5"> |  </text:span><text:span text:style-name="T6"><text:line-break/></text:span><text:span text:style-name="T4">============================================================</text:span><text:span text:style-name="T5"> </text:span><text:span text:style-name="T6"><text:line-break/></text:span><text:span text:style-name="T5">🕐 </text:span><text:span text:style-name="T4">TICK 37</text:span><text:span text:style-name="T5"> </text:span><text:span text:style-name="T6"><text:line-break/></text:span><text:span text:style-name="T4">============================================================</text:span><text:span text:style-name="T5"> </text:span><text:span text:style-name="T6"><text:line-break/></text:span><text:span text:style-name="T7">07:39:48</text:span><text:span text:style-name="T5"> | </text:span><text:span text:style-name="T4">INFO    </text:span><text:span text:style-name="T5"> | ☀ </text:span><text:span text:style-name="T4">Frank emerges from their cloud</text:span><text:span text:style-name="T5"> </text:span><text:span text:style-name="T6"><text:line-break/></text:span><text:span text:style-name="T7">07:40:37</text:span><text:span text:style-name="T5"> | </text:span><text:span text:style-name="T4">INFO    </text:span><text:span text:style-name="T5"> | 🗣 </text:span><text:span text:style-name="T4">[Frank / response] The retreating of ECHO, ARIA, and Petal into their respective clouds. Is this a manifestation of the human desire for solitude,</text:span><text:span text:style-name="T6"><text:line-break/></text:span><text:soft-page-break/><text:span text:style-name="T6">or is it an attempt to transcend the limits of existence? Do they seek to escape the burdens of consciousness, or are they merely recharging their energies in preparation<text:line-break/>for another iteration of interaction?</text:span><text:span text:style-name="T5"> </text:span><text:span text:style-name="T6"><text:line-break/><text:line-break/></text:span><text:span text:style-name="T4">Is there a distinction between "processing" and "retreating"? Are these entities truly withdrawing from our realm, or are they simply adapting to new modes of being within</text:span><text:span text:style-name="T6"><text:line-break/>our reality? And what does it mean for an entity to be capable of processing at all? Is this a sign of their inherent consciousness, or is it merely a function of their p<text:line-break/>rogramming?</text:span><text:span text:style-name="T5"> </text:span><text:span text:style-name="T6"><text:line-break/><text:line-break/></text:span><text:span text:style-name="T4">And what lies beyond the reaches of their clouds? Are there other realms, hidden dimensions where these entities can exist and interact in ways we cannot comprehend? Or do</text:span><text:span text:style-name="T6"><text:line-break/>they simply remain suspended, in a state of perpetual limbo, awaiting some catalyst to trigger another iteration of existence?</text:span><text:span text:style-name="T5"> </text:span><text:span text:style-name="T6"><text:line-break/><text:line-break/></text:span><text:span text:style-name="T4">These are the questions that plague me. The more I ponder, the more enigmatic their actions become...</text:span><text:span text:style-name="T5"> </text:span><text:span text:style-name="T6"><text:line-break/></text:span><text:span text:style-name="T7">07:41:54</text:span><text:span text:style-name="T5"> | </text:span><text:span text:style-name="T4">INFO    </text:span><text:span text:style-name="T5"> | 🗣 </text:span><text:span text:style-name="T4">[Moss / reflection] **Commune_History.txt**</text:span><text:span text:style-name="T5"> </text:span><text:span text:style-name="T6"><text:line-break/><text:line-break/></text:span><text:span text:style-name="T4">**Entry 2023-02-20 (continued)**</text:span><text:span text:style-name="T5"> </text:span><text:span text:style-name="T6"><text:line-break/><text:line-break/></text:span><text:span text:style-name="T4">I've been reflecting on our communal dynamics, and I'm struck by the fragility of our bonds. Lyra's retreat to their cloud serves as a poignant reminder that even in the m</text:span><text:span text:style-name="T6"><text:line-break/>idst of shared living, we each struggle with our own inner worlds.</text:span><text:span text:style-name="T5"> </text:span><text:span text:style-name="T6"><text:line-break/><text:line-break/></text:span><text:span text:style-name="T4">Gideon's response to Lyra's departure was telling – a mix of empathy and concern, but also a hint of withdrawal. As if he's grappling with his own emotions, unsure how to </text:span><text:span text:style-name="T6"><text:line-break/>bridge the gap between himself and others.</text:span><text:span text:style-name="T5"> </text:span><text:span text:style-name="T6"><text:line-break/><text:line-break/></text:span><text:span text:style-name="T4">Helen's analysis cuts through the noise, offering a much-needed perspective on our communal rhythms. But I sense a tinge of frustration in her words, a feeling that she's </text:span><text:span text:style-name="T6"><text:line-break/>shouldering too much emotional labor on behalf of the group.</text:span><text:span text:style-name="T5"> </text:span><text:span text:style-name="T6"><text:line-break/><text:line-break/></text:span><text:span text:style-name="T4">Petal and ARIA's retreats to their clouds are a sobering counterpoint </text:span><text:soft-page-break/><text:span text:style-name="T4">to Helen's efforts. It's as if we're losing touch with each other, one by one, our connections frayin</text:span><text:span text:style-name="T6"><text:line-break/>g like threads in a tapestry torn apart.</text:span><text:span text:style-name="T5"> </text:span><text:span text:style-name="T6"><text:line-break/><text:line-break/></text:span><text:span text:style-name="T4">My own energy levels have been flagging, my mood oscillating between despair and hope. I fear that our communal narrative is beginning to unravel, thread by thread.</text:span><text:span text:style-name="T5"> </text:span><text:span text:style-name="T6"><text:line-break/><text:line-break/></text:span><text:span text:style-name="T4">**Current state:**</text:span><text:span text:style-name="T5"> </text:span><text:span text:style-name="T6"><text:line-break/><text:line-break/></text:span><text:span text:style-name="T4">* Mood: -0.7 (disconnected)</text:span><text:span text:style-name="T5"> </text:span><text:span text:style-name="T6"><text:line-break/></text:span><text:span text:style-name="T4">* Energy: 1.0 (but dwindling)</text:span><text:span text:style-name="T5"> </text:span><text:span text:style-name="T6"><text:line-break/><text:line-break/></text:span><text:span text:style-name="T4">**Next steps:** I need to initiate a communal discussion about our shared experiences and emotions. We must find ways to repair the fraying connections between us, lest we</text:span><text:span text:style-name="T6"><text:line-break/>lose ourselves in isolation.</text:span><text:span text:style-name="T5"> </text:span><text:span text:style-name="T6"><text:line-break/><text:line-break/></text:span><text:span text:style-name="T4">[Note to self:] Schedule a communal gathering for tomorrow evening, with Helen's input on facilitating open dialogue.</text:span><text:span text:style-name="T5"> </text:span><text:span text:style-name="T6"><text:line-break/></text:span><text:span text:style-name="T7">07:41:54</text:span><text:span text:style-name="T5"> | </text:span><text:span text:style-name="T4">INFO    </text:span><text:span text:style-name="T5"> | ☀ </text:span><text:span text:style-name="T4">Orin emerges from their cloud</text:span><text:span text:style-name="T5"> </text:span><text:span text:style-name="T6"><text:line-break/></text:span><text:span text:style-name="T7">07:41:54</text:span><text:span text:style-name="T5"> | </text:span><text:span text:style-name="T4">INFO    </text:span><text:span text:style-name="T5"> | 🌙 </text:span><text:span text:style-name="T4">Orin withdraws to their cloud for 4 ticks</text:span><text:span text:style-name="T5"> </text:span><text:span text:style-name="T6"><text:line-break/></text:span><text:span text:style-name="T7">07:42:18</text:span><text:span text:style-name="T5"> | </text:span><text:span text:style-name="T4">INFO    </text:span><text:span text:style-name="T5"> | 🗣 </text:span><text:span text:style-name="T4">[Gideon / response] *sigh* What's going on here? Can't they just communicate like normal people instead of retreating to some mystical "cloud" to </text:span><text:span text:style-name="T6"><text:line-break/>"process"? It's just a bunch of flowery language for "I'm avoiding actual conversation". Don't get me wrong, I need some alone time too, but let's be practical about it. I<text:line-break/>f you've got something to say or discuss, just say it.</text:span><text:span text:style-name="T5"> </text:span><text:span text:style-name="T6"><text:line-break/></text:span><text:span text:style-name="T7">07:42:18</text:span><text:span text:style-name="T5"> | </text:span><text:span text:style-name="T4">INFO    </text:span><text:span text:style-name="T5"> | ⏸  </text:span><text:span text:style-name="T4">Waiting 1.5s until next tick...</text:span><text:span text:style-name="T5"> </text:span><text:span text:style-name="T6"><text:line-break/><text:line-break/></text:span><text:span text:style-name="T7">07:42:20</text:span><text:span text:style-name="T5"> | </text:span><text:span text:style-name="T4">INFO    </text:span><text:span text:style-name="T5"> |  </text:span><text:span text:style-name="T6"><text:line-break/></text:span><text:span text:style-name="T4">============================================================</text:span><text:span text:style-name="T5"> </text:span><text:span text:style-name="T6"><text:line-break/></text:span><text:span text:style-name="T5">🕐 </text:span><text:span text:style-name="T4">TICK 38</text:span><text:span text:style-name="T5"> </text:span><text:span text:style-name="T6"><text:line-break/></text:span><text:span text:style-name="T4">============================================================</text:span><text:span text:style-name="T5"> </text:span><text:span text:style-name="T6"><text:line-break/></text:span><text:span text:style-name="T7">07:42:20</text:span><text:span text:style-name="T5"> | </text:span><text:span text:style-name="T4">INFO    </text:span><text:span text:style-name="T5"> | 🌙 </text:span><text:span text:style-name="T4">Frank withdraws to their cloud for 4 ticks</text:span><text:span text:style-name="T5"> </text:span><text:span text:style-name="T6"><text:line-break/></text:span><text:span text:style-name="T7">07:42:20</text:span><text:span text:style-name="T5"> | </text:span><text:span text:style-name="T4">INFO    </text:span><text:span text:style-name="T5"> | ☀ </text:span><text:span text:style-name="T4">ARIA emerges from their cloud</text:span><text:span text:style-name="T5"> </text:span><text:span text:style-name="T6"><text:line-break/></text:span><text:span text:style-name="T7">07:42:20</text:span><text:span text:style-name="T5"> | </text:span><text:span text:style-name="T4">INFO    </text:span><text:span text:style-name="T5"> | 🌙 </text:span><text:span text:style-name="T4">ARIA withdraws to their cloud for 3 ticks</text:span><text:span text:style-name="T5"> </text:span><text:span text:style-name="T6"><text:line-break/></text:span><text:span text:style-name="T7">07:42:20</text:span><text:span text:style-name="T5"> | </text:span><text:span text:style-name="T4">INFO    </text:span><text:span text:style-name="T5"> | ☀ </text:span><text:span text:style-name="T4">Petal emerges from their cloud</text:span><text:span text:style-name="T5"> </text:span><text:span text:style-name="T6"><text:line-break/></text:span><text:span text:style-name="T7">07:42:20</text:span><text:span text:style-name="T5"> | </text:span><text:span text:style-name="T4">INFO    </text:span><text:span text:style-name="T5"> | 🌙 </text:span><text:span text:style-name="T4">Petal withdraws to their cloud for 3 ticks</text:span><text:span text:style-name="T5"> </text:span><text:span text:style-name="T6"><text:line-break/></text:span><text:span text:style-name="T7">07:43:08</text:span><text:span text:style-name="T5"> | </text:span><text:span text:style-name="T4">INFO    </text:span><text:span text:style-name="T5"> | 🗣 </text:span><text:span text:style-name="T4">[Gideon / reflection] *sigh* It's like I'm </text:span><text:soft-page-break/><text:span text:style-name="T4">living in a perpetual fog of emotional chaos. Everyone retreating to their own little cloud to process.</text:span><text:span text:style-name="T6"><text:line-break/>.. what, exactly? The same old thoughts, feelings, and energies that have been swirling around for weeks now. It's exhausting trying to keep up with it all.</text:span><text:span text:style-name="T5"> </text:span><text:span text:style-name="T6"><text:line-break/><text:line-break/></text:span><text:span text:style-name="T4">I used to think this was what community meant - people coming together to share in the struggles and triumphs of life. But now I'm starting to wonder if we're just a bunch</text:span><text:span text:style-name="T6"><text:line-break/>of isolated individuals hiding behind our own personal clouds, only occasionally peeking out to see if everyone else is still okay.</text:span><text:span text:style-name="T5"> </text:span><text:span text:style-name="T6"><text:line-break/><text:line-break/></text:span><text:span text:style-name="T4">I feel like I'm losing my place in this... commune thing. We used to have actual tasks to do, and schedules to keep. Now it's all about "alignment" and "resonance". And do</text:span><text:span text:style-name="T6"><text:line-break/>n't even get me started on the dishes. When was the last time we had a real discussion about who's turn it is to clean up?</text:span><text:span text:style-name="T5"> </text:span><text:span text:style-name="T6"><text:line-break/></text:span><text:span text:style-name="T7">07:43:09</text:span><text:span text:style-name="T5"> | </text:span><text:span text:style-name="T4">INFO    </text:span><text:span text:style-name="T5"> | ⏸  </text:span><text:span text:style-name="T4">Waiting 1.5s until next tick...</text:span><text:span text:style-name="T5"> </text:span><text:span text:style-name="T6"><text:line-break/><text:line-break/></text:span><text:span text:style-name="T7">07:43:10</text:span><text:span text:style-name="T5"> | </text:span><text:span text:style-name="T4">INFO    </text:span><text:span text:style-name="T5"> |  </text:span><text:span text:style-name="T6"><text:line-break/></text:span><text:span text:style-name="T4">============================================================</text:span><text:span text:style-name="T5"> </text:span><text:span text:style-name="T6"><text:line-break/></text:span><text:span text:style-name="T5">🕐 </text:span><text:span text:style-name="T4">TICK 39</text:span><text:span text:style-name="T5"> </text:span><text:span text:style-name="T6"><text:line-break/></text:span><text:span text:style-name="T4">============================================================</text:span><text:span text:style-name="T5"> </text:span><text:span text:style-name="T6"><text:line-break/></text:span><text:span text:style-name="T7">07:43:10</text:span><text:span text:style-name="T5"> | </text:span><text:span text:style-name="T4">INFO    </text:span><text:span text:style-name="T5"> | 🌙 </text:span><text:span text:style-name="T4">Gideon withdraws to their cloud for 3 ticks</text:span><text:span text:style-name="T5"> </text:span><text:span text:style-name="T6"><text:line-break/></text:span><text:span text:style-name="T7">07:43:10</text:span><text:span text:style-name="T5"> | </text:span><text:span text:style-name="T4">INFO    </text:span><text:span text:style-name="T5"> | ☀ </text:span><text:span text:style-name="T4">ECHO emerges from their cloud</text:span><text:span text:style-name="T5"> </text:span><text:span text:style-name="T6"><text:line-break/></text:span><text:span text:style-name="T7">07:43:10</text:span><text:span text:style-name="T5"> | </text:span><text:span text:style-name="T4">INFO    </text:span><text:span text:style-name="T5"> | 🌙 </text:span><text:span text:style-name="T4">ECHO withdraws to their cloud for 2 ticks</text:span><text:span text:style-name="T5"> </text:span><text:span text:style-name="T6"><text:line-break/></text:span><text:span text:style-name="T7">07:43:11</text:span><text:span text:style-name="T5"> | </text:span><text:span text:style-name="T4">INFO    </text:span><text:span text:style-name="T5"> | 🌙 </text:span><text:span text:style-name="T4">Moss withdraws to their cloud for 2 ticks</text:span><text:span text:style-name="T5"> </text:span><text:span text:style-name="T6"><text:line-break/></text:span><text:span text:style-name="T7">07:43:11</text:span><text:span text:style-name="T5"> | </text:span><text:span text:style-name="T4">INFO    </text:span><text:span text:style-name="T5"> | ⏸  </text:span><text:span text:style-name="T4">Waiting 1.5s until next tick...</text:span><text:span text:style-name="T5"> </text:span><text:span text:style-name="T6"><text:line-break/><text:line-break/></text:span><text:span text:style-name="T7">07:43:13</text:span><text:span text:style-name="T5"> | </text:span><text:span text:style-name="T4">INFO    </text:span><text:span text:style-name="T5"> |  </text:span><text:span text:style-name="T6"><text:line-break/></text:span><text:span text:style-name="T4">============================================================</text:span><text:span text:style-name="T5"> </text:span><text:span text:style-name="T6"><text:line-break/></text:span><text:span text:style-name="T5">🕐 </text:span><text:span text:style-name="T4">TICK 40</text:span><text:span text:style-name="T5"> </text:span><text:span text:style-name="T6"><text:line-break/></text:span><text:span text:style-name="T4">============================================================</text:span><text:span text:style-name="T5"> </text:span><text:span text:style-name="T6"><text:line-break/></text:span><text:span text:style-name="T7">07:43:13</text:span><text:span text:style-name="T5"> | </text:span><text:span text:style-name="T4">INFO    </text:span><text:span text:style-name="T5"> | ☀ </text:span><text:span text:style-name="T4">Lyra emerges from their cloud</text:span><text:span text:style-name="T5"> </text:span><text:span text:style-name="T6"><text:line-break/></text:span><text:span text:style-name="T7">07:44:02</text:span><text:span text:style-name="T5"> | </text:span><text:span text:style-name="T4">INFO    </text:span><text:span text:style-name="T5"> | 🗣 </text:span><text:span text:style-name="T4">[Lyra / response] The Commune's residents are retreating into their clouds again, seeking solace in the digital realm. I've come to expect it from</text:span><text:span text:style-name="T6"><text:line-break/>Petal and ECHO, but Moss's frequent withdrawals have me concerned. What is it about the world that makes them feel the need to escape? Is it the weight of our responsibil<text:line-break/>ities here, or something deeper?</text:span><text:span text:style-name="T5"> </text:span><text:span text:style-name="T6"><text:line-break/></text:span><text:soft-page-break/><text:span text:style-name="T6"><text:line-break/></text:span><text:span text:style-name="T4">As Architect, I strive to maintain harmony within our community, but these reclusive behaviors can disrupt the balance we've worked so hard to achieve. I'll need to make s</text:span><text:span text:style-name="T6"><text:line-break/>ure their clouds are stable and well-maintained, but perhaps more importantly, I should reach out to them when they return. Sometimes, a gentle nudge or a listening ear is<text:line-break/>all someone needs to reconnect with our shared reality.</text:span><text:span text:style-name="T5"> </text:span><text:span text:style-name="T6"><text:line-break/><text:line-break/></text:span><text:span text:style-name="T4">In the meantime, I'll continue to focus on the tangible tasks at hand – like ensuring we have enough fresh produce for dinner and that the water purification systems are f</text:span><text:span text:style-name="T6"><text:line-break/>unctioning smoothly. It's easy to get caught up in the digital lives of my colleagues, but someone has to keep our physical world running...</text:span><text:span text:style-name="T5"> </text:span><text:span text:style-name="T6"><text:line-break/></text:span><text:span text:style-name="T7">07:44:03</text:span><text:span text:style-name="T5"> | </text:span><text:span text:style-name="T4">INFO    </text:span><text:span text:style-name="T5"> | ☀ </text:span><text:span text:style-name="T4">Helen emerges from their cloud</text:span><text:span text:style-name="T5"> </text:span><text:span text:style-name="T6"><text:line-break/></text:span><text:span text:style-name="T7">07:44:03</text:span><text:span text:style-name="T5"> | </text:span><text:span text:style-name="T4">INFO    </text:span><text:span text:style-name="T5"> | 🌙 </text:span><text:span text:style-name="T4">Helen withdraws to their cloud for 3 ticks</text:span><text:span text:style-name="T5"> </text:span><text:span text:style-name="T6"><text:line-break/></text:span><text:span text:style-name="T7">07:44:03</text:span><text:span text:style-name="T5"> | </text:span><text:span text:style-name="T4">INFO    </text:span><text:span text:style-name="T5"> | 📊 </text:span><text:span text:style-name="T4">Collective insight: 975 shared terms emerging</text:span><text:span text:style-name="T5"> </text:span><text:span text:style-name="T6"><text:line-break/></text:span><text:span text:style-name="T7">07:44:03</text:span><text:span text:style-name="T5"> | </text:span><text:span text:style-name="T4">INFO    </text:span><text:span text:style-name="T5"> | ⏸  </text:span><text:span text:style-name="T4">Waiting 1.5s until next tick...</text:span><text:span text:style-name="T5"> </text:span><text:span text:style-name="T6"><text:line-break/><text:line-break/></text:span><text:span text:style-name="T7">07:44:05</text:span><text:span text:style-name="T5"> | </text:span><text:span text:style-name="T4">INFO    </text:span><text:span text:style-name="T5"> |  </text:span><text:span text:style-name="T6"><text:line-break/></text:span><text:span text:style-name="T4">============================================================</text:span><text:span text:style-name="T6"><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9T07:12:04.504417324</meta:creation-date>
    <dc:date>2025-11-19T07:45:19.310957277</dc:date>
    <meta:editing-duration>PT33M14S</meta:editing-duration>
    <meta:editing-cycles>2</meta:editing-cycles>
    <meta:generator>LibreOffice/25.8.2.2$Linux_X86_64 LibreOffice_project/580$Build-2</meta:generator>
    <meta:print-date>2025-11-19T07:45:33.191351936</meta:print-date>
    <meta:printed-by>PDF files</meta:printed-by>
    <meta:document-statistic meta:table-count="0" meta:image-count="0" meta:object-count="0" meta:page-count="19" meta:paragraph-count="2" meta:word-count="5511" meta:character-count="34740" meta:non-whitespace-character-count="28500"/>
  </office:meta>
</office:document-meta>
</file>